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3" svg:font-family="Arial" style:font-family-generic="system" style:font-pitch="variable"/>
    <style:font-face style:name="Arial-BoldMT" svg:font-family="Arial-BoldMT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variant="normal" fo:text-transform="none" fo:color="#000000" style:font-name="sans-serif" fo:font-size="10.6499996185303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Arial"/>
    </style:style>
    <style:style style:name="P5" style:family="paragraph" style:parent-style-name="Standard">
      <style:paragraph-properties fo:line-height="100%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fo:color="#008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WWNum7">
      <style:paragraph-properties fo:margin-top="0cm" fo:margin-bottom="0cm" fo:line-height="100%" fo:text-align="justify" style:justify-single-word="false">
        <style:tab-stops>
          <style:tab-stop style:position="1.27cm"/>
        </style:tab-stops>
      </style:paragraph-properties>
      <style:text-properties fo:color="#000000" style:font-name="Arial1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 style:list-style-name="WWNum7">
      <style:paragraph-properties fo:margin-top="0cm" fo:margin-bottom="0cm" fo:line-height="100%" fo:text-align="justify" style:justify-single-word="false">
        <style:tab-stops>
          <style:tab-stop style:position="1.27cm"/>
        </style:tab-stops>
      </style:paragraph-properties>
    </style:style>
    <style:style style:name="P10" style:family="paragraph" style:parent-style-name="Standard" style:list-style-name="WWNum7">
      <style:paragraph-properties fo:margin-top="0cm" fo:margin-bottom="0cm" fo:line-height="100%" fo:text-align="justify" style:justify-single-word="false">
        <style:tab-stops>
          <style:tab-stop style:position="1.27cm"/>
        </style:tab-stops>
      </style:paragraph-properties>
    </style:style>
    <style:style style:name="P11" style:family="paragraph" style:parent-style-name="Standard">
      <style:paragraph-properties fo:margin-top="0cm" fo:margin-bottom="0cm" fo:line-height="100%"/>
      <style:text-properties style:font-name="Arial"/>
    </style:style>
    <style:style style:name="P12" style:family="paragraph" style:parent-style-name="Standard">
      <style:paragraph-properties fo:margin-top="0cm" fo:margin-bottom="0cm" fo:line-height="100%"/>
      <style:text-properties style:font-name="Arial" fo:font-weight="bold" style:font-weight-asian="bold" style:font-weight-complex="bold"/>
    </style:style>
    <style:style style:name="P13" style:family="paragraph" style:parent-style-name="Plain_20_Text" style:master-page-name="Standard">
      <style:paragraph-properties fo:line-height="100%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00%"/>
      <style:text-properties fo:color="#000000"/>
    </style:style>
    <style:style style:name="P15" style:family="paragraph" style:parent-style-name="Text_20_body">
      <style:paragraph-properties fo:margin-left="0cm" fo:margin-right="0cm" style:line-height-at-least="0.596cm" fo:orphans="2" fo:widows="2" fo:text-indent="0cm" style:auto-text-indent="false"/>
      <style:text-properties fo:color="#000000"/>
    </style:style>
    <style:style style:name="T1" style:family="text">
      <style:text-properties style:font-name="Arial1" style:font-name-asian="Arial3" style:font-name-complex="Arial3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weight="bold" style:font-name-asian="Arial-BoldMT" style:font-weight-asian="bold" style:font-name-complex="Calibri1" style:font-weight-complex="bold"/>
    </style:style>
    <style:style style:name="T6" style:family="text">
      <style:text-properties fo:color="#000000" style:font-name-asian="ArialMT" style:font-name-complex="Calibri1"/>
    </style:style>
    <style:style style:name="T7" style:family="text">
      <style:text-properties fo:font-variant="normal" fo:text-transform="none" fo:color="#000000" style:font-name="sans-serif" fo:font-size="10.6499996185303pt" fo:letter-spacing="normal" fo:font-style="normal" fo:font-weight="bold"/>
    </style:style>
    <style:style style:name="T8" style:family="text">
      <style:text-properties fo:font-variant="normal" fo:text-transform="none" fo:color="#000000" style:font-name="sans-serif" fo:font-size="10.6499996185303pt" fo:letter-spacing="normal" fo:font-style="normal" fo:font-weight="normal"/>
    </style:style>
    <style:style style:name="T9" style:family="text">
      <style:text-properties fo:font-variant="normal" fo:text-transform="none" fo:color="#000000" style:font-name="sans-serif" fo:font-size="10.6499996185303pt" fo:letter-spacing="normal" fo:font-style="italic" fo:font-weight="normal"/>
    </style:style>
    <style:style style:name="T10" style:family="text">
      <style:text-properties fo:font-variant="normal" fo:text-transform="none" fo:color="#000000" style:text-line-through-style="none" style:font-name="sans-serif" fo:font-size="10.6499996185303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font-name="sans-serif" fo:font-size="10.6499996185303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font-name="sans-serif" fo:font-size="10.6499996185303pt" fo:letter-spacing="normal" fo:font-style="normal"/>
    </style:style>
    <style:style style:name="T13" style:family="text">
      <style:text-properties fo:font-variant="normal" fo:text-transform="none" style:font-name="sans-serif" fo:font-size="10.6499996185303pt" fo:letter-spacing="normal" fo:font-style="normal" fo:font-weight="bold"/>
    </style:style>
    <style:style style:name="T14" style:family="text">
      <style:text-properties fo:font-variant="normal" fo:text-transform="none" style:font-name="sans-serif" fo:font-size="10.6499996185303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font-name="sans-serif" fo:font-size="10.6499996185303pt" fo:letter-spacing="normal" fo:font-style="normal" fo:font-weight="normal"/>
    </style:style>
    <style:style style:name="T16" style:family="text">
      <style:text-properties fo:font-variant="normal" fo:text-transform="none" style:font-name="sans-serif" fo:font-size="10.6499996185303pt" fo:letter-spacing="normal" fo:font-style="normal" fo:font-weight="normal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font-name="sans-serif" fo:font-size="10.6499996185303pt" fo:letter-spacing="normal" fo:font-style="italic" fo:font-weight="normal"/>
    </style:style>
    <style:style style:name="T18" style:family="text">
      <style:text-properties fo:font-variant="normal" fo:text-transform="none" style:font-name="sans-serif" fo:font-size="10.6499996185303pt" fo:letter-spacing="normal" fo:font-style="italic" fo:font-weight="normal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Arial1" fo:letter-spacing="normal" fo:font-style="normal" fo:font-weight="normal" style:font-name-asian="Arial3" style:font-weight-asian="normal" style:font-name-complex="Arial3" style:font-weight-complex="normal"/>
    </style:style>
    <style:style style:name="T20" style:family="text">
      <style:text-properties fo:font-variant="normal" fo:text-transform="none" style:font-name="Arial1" fo:letter-spacing="normal" fo:font-style="normal" style:font-name-asian="Arial3" style:font-name-complex="Arial3"/>
    </style:style>
    <style:style style:name="T21" style:family="text">
      <style:text-properties fo:font-variant="normal" fo:text-transform="none" style:font-name="Arial1" fo:font-size="12pt" fo:letter-spacing="normal" fo:font-style="normal" fo:font-weight="normal" style:font-name-asian="Arial3" style:font-size-asian="12pt" style:font-weight-asian="normal" style:font-name-complex="Arial3" style:font-size-complex="12pt" style:font-weight-complex="normal"/>
    </style:style>
    <style:style style:name="T22" style:family="text">
      <style:text-properties fo:font-variant="normal" fo:text-transform="none" style:font-name="Arial1" fo:font-size="12pt" fo:letter-spacing="normal" fo:font-style="normal" style:font-name-asian="Arial3" style:font-size-asian="12pt" style:font-name-complex="Arial3" style:font-size-complex="12pt"/>
    </style:style>
    <style:style style:name="T23" style:family="text">
      <style:text-properties fo:font-variant="normal" fo:text-transform="none" style:text-line-through-style="none" style:font-name="sans-serif" fo:font-size="10.6499996185303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style:text-line-through-style="none" style:font-name="sans-serif" fo:font-size="10.6499996185303pt" fo:letter-spacing="normal" fo:font-style="normal" style:text-underline-style="none" fo:font-weight="normal" style:text-blinking="false" style:font-size-asian="14pt" style:font-weight-asian="bold" style:font-size-complex="14pt" style:font-weight-complex="bold"/>
    </style:style>
    <style:style style:name="T25" style:family="text">
      <style:text-properties fo:color="#008000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color="#1155cd" style:font-name-asian="ArialMT" style:font-name-complex="Calibr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3. <text:span text:style-name="T1">Koncepcje dostarczania jakości usług w sieciach teleinformatycznych. </text:span></text:p>
      <text:p text:style-name="P1"/>
      <text:p text:style-name="P5"><text:span text:style-name="T20">[!!!] UWAGA: </text:span><text:span text:style-name="T19">Można śmiało nawiązać do 12 pytania i opowiadać, opowiadać aż będą zadowoleni i przejdą no nast. pytania.</text:span></text:p>
      <text:p text:style-name="P5"><text:span text:style-name="T19"/></text:p>
      <text:p text:style-name="P2">[Wstęp]</text:p>
      <text:p text:style-name="P6">(można od tego zacząć bo proste – wskazać ze się ludzie mylą i wyjść na kozaka i minutę czy dwie zyskać :P)</text:p>
      <text:p text:style-name="P14"><text:span text:style-name="T14">Przepustowość</text:span><text:span text:style-name="T16"> (</text:span><text:span text:style-name="T14">pojemność kanału</text:span><text:span text:style-name="T16">, </text:span><text:span text:style-name="T24">ang.</text:span><text:span text:style-name="T16"> </text:span><text:span text:style-name="T18">throughput</text:span><text:span text:style-name="T16">) w </text:span><text:span text:style-name="T24">telekomunikacji</text:span><text:span text:style-name="T16"> i </text:span><text:span text:style-name="T24">informatyce</text:span><text:span text:style-name="T16"> – maksymalna ilość informacji (mierzonej w </text:span><text:span text:style-name="T24">bitach</text:span><text:span text:style-name="T16">), jaka może być przesyłana przez dany </text:span><text:span text:style-name="T24">kanał telekomunikacyjny</text:span><text:span text:style-name="T16"> lub łącze w jednostce czasu (mierzonej w </text:span><text:span text:style-name="T24">sekundach</text:span><text:span text:style-name="T16">). </text:span><text:span text:style-name="T15">Przepustowość mierzy się w bitach na sekundę (</text:span><text:span text:style-name="T23">b/s</text:span><text:span text:style-name="T15"> – ang. </text:span><text:span text:style-name="T13">b</text:span><text:span text:style-name="T15">its </text:span><text:span text:style-name="T13">p</text:span><text:span text:style-name="T15">er </text:span><text:span text:style-name="T13">s</text:span><text:span text:style-name="T15">econd) lub bajtach na sekundę (B/s, 8 b/s = 1 B/s) i ich krotnościach: </text:span><text:span text:style-name="T23">kb/s</text:span><text:span text:style-name="T15">,</text:span><text:span text:style-name="T23">Mb/s</text:span><text:span text:style-name="T15">, </text:span><text:span text:style-name="T23">Gb/s</text:span><text:span text:style-name="T15">, kB/s, MB/s itd. W praktyce spotykane są zarówno prefiksy dziesiętne (k = 1000, M = 1 000 000), jak i binarne (k = 1024, M = 1 048 576).</text:span></text:p>
      <text:p text:style-name="P15"><text:span text:style-name="T15">Ze względu na tę samą jednostkę, przepustowość jest potocznie mylnie utożsamiana z </text:span><text:span text:style-name="T23">przepływnością</text:span><text:span text:style-name="T15">. Przepływność jest miarą natężenia strumienia informacji (danych), podczas gdy przepustowość jest cechą toru lub kanału telekomunikacyjnego.</text:span></text:p>
      <text:p text:style-name="P14"><text:span text:style-name="T14">Przepływność</text:span><text:span text:style-name="T16"> (</text:span><text:span text:style-name="T24">ang.</text:span><text:span text:style-name="T16"> </text:span><text:span text:style-name="T18">bit rate</text:span><text:span text:style-name="T16"> lub </text:span><text:span text:style-name="T18">bitrate</text:span><text:span text:style-name="T16">) – w </text:span><text:span text:style-name="T24">telekomunikacji</text:span><text:span text:style-name="T16"> i </text:span><text:span text:style-name="T24">informatyce</text:span><text:span text:style-name="T16">: prędkość z jaką </text:span><text:span text:style-name="T24">sygnał cyfrowy</text:span><text:span text:style-name="T16"> przepływa przez </text:span><text:span text:style-name="T24">kanał łączności</text:span><text:span text:style-name="T16">.</text:span></text:p>
      <text:p text:style-name="P3"/>
      <text:p text:style-name="P4"><text:span text:style-name="T2">[Odpowiedź]</text:span><text:span text:style-name="T3"> [bez dyskusji przepisane z opracowań poprzedników]<text:line-break/></text:span><text:span text:style-name="T4">Quality of Service – w skrócie QoS</text:span><text:span text:style-name="T3"> – czyli gwarantowana jakość usług i kształtowanie ruchu w sieciach komputerowych są pojęciami nierozerwalnymi. Kształtowanie ruchu (ang. traffic shaping) <text:s/>jest bowiem jednym z podstawowych mechanizmów mających za zadanie poprawić działanie sieci. <text:line-break/></text:span></text:p>
      <text:p text:style-name="P8"><text:span text:style-name="T5">Qulity of services </text:span><text:span text:style-name="T6">– jest gwarancją jakości usług. Mówiąc o QoS mamy najczęściej na myśli</text:span></text:p>
      <text:p text:style-name="P8"><text:span text:style-name="T6">zbiór parametrów dzięki którym możemy określić czy oferowane nam usługi są na wysokim</text:span></text:p>
      <text:p text:style-name="P8"><text:span text:style-name="T6">poziomie czy nie i w konsekwencji czy daną sieć będziemy mogli wykorzystać do pewnych</text:span></text:p>
      <text:p text:style-name="P8"><text:span text:style-name="T6">szczególnych zastosowań.</text:span></text:p>
      <text:p text:style-name="P8"><text:span text:style-name="T5">Prędkość transmisji </text:span><text:span text:style-name="T6">(przepustowość)- oznacza ile danych można przesłać między dwoma</text:span></text:p>
      <text:p text:style-name="P8"><text:span text:style-name="T6">punktami w jednosce czasu. Mierzona jest w bit na sekundę.</text:span></text:p>
      <text:p text:style-name="P8"><text:span text:style-name="T5">Straty pakietów </text:span><text:span text:style-name="T6">– kiedy współdzielone łącze jest w coraz większym stopniu wykorzystywane,</text:span></text:p>
      <text:p text:style-name="P8"><text:span text:style-name="T6">kolejki w urządzeniach sieciowych zaczynają się wypełniać pakietami w konsekwencji nawet</text:span></text:p>
      <text:p text:style-name="P8"><text:span text:style-name="T6">odrzucać kolejne pakiety. Straty pakietów mogą być wyrażone procentowo – ilość zgubionych</text:span></text:p>
      <text:p text:style-name="P8"><text:span text:style-name="T6">paczek danych przez ilość wysłanych. Strata pakietów często ma miejsce, kiedy węzeł łączy</text:span></text:p>
      <text:p text:style-name="P8"><text:span text:style-name="T6">dwa segmenty sieci o różnej prędkości transmisji.</text:span></text:p>
      <text:p text:style-name="P8"><text:span text:style-name="T5">Opóźnienie – </text:span><text:span text:style-name="T6">Oznacza czas w jakim pakiety wędrują pomiędzy dwoma wyznaczonymi węzłami</text:span></text:p>
      <text:p text:style-name="P8"><text:span text:style-name="T6">sieci, czyli czas przez jaki pakiet znajduje się w sieci zanim dotrze do punktu przeznaczenia.</text:span></text:p>
      <text:p text:style-name="P8"><text:span text:style-name="T6">Parametr ten jest szczególnie istotny dla aplikacji interaktywnych taki jak Telnet, a także</text:span></text:p>
      <text:p text:style-name="P8"><text:span text:style-name="T6">służących do transmisji głosu np. w telefonii IP czy wideokonferencjach. Opóźnienia pojawiają</text:span></text:p>
      <text:p text:style-name="P8"><text:span text:style-name="T6">się przede wszystkim, gdy pakiety oczekują na obsługę wewnątrz kolejek napotykanych na swej</text:span></text:p>
      <text:p text:style-name="P8"><text:span text:style-name="T6">drodze routerów.</text:span></text:p>
      <text:p text:style-name="P8"><text:span text:style-name="T5">Zmienność opóźnienia </text:span><text:span text:style-name="T6">Główną przyczyną powstawania zmienności opóźnień przy</text:span></text:p>
      <text:p text:style-name="P8"><text:span text:style-name="T6">transmitowaniu pakietów jest przechowywanie ich w kolejkach routerów. Gdy kolejki te są</text:span></text:p>
      <text:p text:style-name="P8"><text:span text:style-name="T6">puste wówczas router przesyła pakiety natychmiast. Przy zapełnianiu się kolejek opóźnienia</text:span></text:p>
      <text:p text:style-name="P8"><text:span text:style-name="T6">rosną. Wzrosty opóźnień są szczególnie zauważalne dla długich kolejek, jednak ustalanie</text:span></text:p>
      <text:p text:style-name="P8"><text:span text:style-name="T6">zbyt krótkich buforów może prowadzić do zwiększenia współczynnika gubienia pakietów.</text:span></text:p>
      <text:p text:style-name="P8"><text:soft-page-break/><text:span text:style-name="T6">Zmienność opóźnienia jest też konsekwencją faktu, że pakiety mogą przechodzić przez sieć</text:span></text:p>
      <text:p text:style-name="P8"><text:span text:style-name="T6">różnymi drogami, a tak zawsze może się zdarzyć gdy topologia sieci pozwala połączyć w niej</text:span></text:p>
      <text:p text:style-name="P8"><text:bookmark-start text:name="_GoBack"/><text:span text:style-name="T6">dwa punkty różnymi ścieżkami.</text:span></text:p>
      <text:p text:style-name="P8"><text:bookmark-end text:name="_GoBack"/><text:span text:style-name="T5">Mechanizmy quality of services – </text:span><text:span text:style-name="T6">mechanizmy gwarancji usług</text:span></text:p>
      <text:p text:style-name="P8"><text:span text:style-name="T5">Zapobieganie zatorom </text:span><text:span text:style-name="T6">– najczęściej zatory tworzą się na węzłach np. routerach. Zadaniem</text:span></text:p>
      <text:p text:style-name="P8"><text:span text:style-name="T6">takiego węzła jest wczesne odrzucanie pakietów w celu przeciwdziałania temu zjawisku.</text:span></text:p>
      <text:p text:style-name="P8"><text:span text:style-name="T5">Kształtowanie ruchu </text:span><text:span text:style-name="T6">- polega na wygładzeniu ruchu który wypływa z węzła do sieci, tak</text:span></text:p>
      <text:p text:style-name="P8"><text:span text:style-name="T6">żeby odbiorą transmisji nie został zalewany dużą ilością pakietów. Odpowiednie algorytmy</text:span></text:p>
      <text:p text:style-name="P8"><text:span text:style-name="T6">kolejkowania – który w sposób równomierny wyprowadzi pakiety z routera jest dobrym</text:span></text:p>
      <text:p text:style-name="P8"><text:span text:style-name="T6">rozwiązaniem.</text:span></text:p>
      <text:p text:style-name="P8"><text:span text:style-name="T5">Klasyfikacja i kolejkowanie </text:span><text:span text:style-name="T6">– ściśle łączy się z kształtowanie ruchu.</text:span></text:p>
      <text:p text:style-name="P8"><text:span text:style-name="T5">Rezerwowanie łącza </text:span><text:span text:style-name="T6">– istnieją protokoły które potrafią zamówić w poszególnych węzłach</text:span></text:p>
      <text:p text:style-name="P8"><text:span text:style-name="T6">pewne poziomy wymaganych parametrów. Technika ta jest trudna do implementacji w sieci</text:span></text:p>
      <text:p text:style-name="P8"><text:span text:style-name="T6">Internet.</text:span></text:p>
      <text:p text:style-name="P8"><text:span text:style-name="T5">Znakowanie pakietów – </text:span><text:span text:style-name="T6">dołączanie do pakietów informacji określających ścieżki którymi pakiet</text:span></text:p>
      <text:p text:style-name="P8"><text:span text:style-name="T6">ma wędrować jak również priorytety pakietów</text:span></text:p>
      <text:p text:style-name="P11"/>
      <text:p text:style-name="P12">OGÓLNE W PKT CO SKŁADA SIE NA KONCEPCJE:</text:p>
      <text:list xml:id="list739257328" text:style-name="WWNum7">
        <text:list-item>
          <text:p text:style-name="P9"><text:span text:style-name="T1">kształtowanie i ograniczanie przepustowości</text:span></text:p>
        </text:list-item>
        <text:list-item>
          <text:p text:style-name="P9"><text:span text:style-name="T1">zapewnienie sprawiedliwego dostępu do zasobów</text:span></text:p>
        </text:list-item>
        <text:list-item>
          <text:p text:style-name="P9"><text:span text:style-name="T1">nadawanie odpowiednich priorytetów poszczególnym pakietom wędrującym przez sieć</text:span></text:p>
        </text:list-item>
        <text:list-item>
          <text:p text:style-name="P9"><text:span text:style-name="T1">zarządzanie opóźnieniami w przesyłaniu danych</text:span></text:p>
        </text:list-item>
        <text:list-item>
          <text:p text:style-name="P9"><text:span text:style-name="T1">zarządzanie buforowaniem nadmiarowych pakietów: DRR, WFQ, WRR</text:span></text:p>
        </text:list-item>
        <text:list-item>
          <text:p text:style-name="P9"><text:span text:style-name="T1">określenie charakterystyki gubienia pakietów</text:span></text:p>
        </text:list-item>
        <text:list-item>
          <text:p text:style-name="P7"><text:span text:style-name="T27">unikanie przeciążeń: Connection Admission Control (CAC),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3" svg:font-family="Arial" style:font-family-generic="system" style:font-pitch="variable"/>
    <style:font-face style:name="Arial-BoldMT" svg:font-family="Arial-BoldMT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in_20_Text" style:display-name="Plain Text" style:family="paragraph" style:parent-style-name="Standard" style:default-outline-level="">
      <style:paragraph-properties fo:margin-top="0cm" fo:margin-bottom="0cm" fo:line-height="100%"/>
      <style:text-properties style:font-name="Calibri" fo:font-size="10pt" style:font-size-asian="10pt" style:font-size-complex="10.5pt"/>
    </style:style>
    <style:style style:name="ListLabel_20_1" style:display-name="ListLabel 1" style:family="text">
      <style:text-properties fo:color="#000000" style:text-line-through-style="none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2" style:display-name="ListLabel 2" style:family="text">
      <style:text-properties fo:font-size="10pt" style:font-size-asian="10pt"/>
    </style:style>
    <style:style style:name="ListLabel_20_4" style:display-name="ListLabel 4" style:family="text">
      <style:text-properties fo:color="#000000" style:text-line-through-style="none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2"/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2"/>
      </text:list-level-style-bullet>
      <text:list-level-style-bullet text:level="3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3.175cm" fo:text-indent="-0.318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2"/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2"/>
      </text:list-level-style-bullet>
      <text:list-level-style-bullet text:level="6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6.985cm" fo:text-indent="-0.318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2"/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2"/>
      </text:list-level-style-bullet>
      <text:list-level-style-bullet text:level="9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10.795cm" fo:text-indent="-0.318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z Olszowy</meta:initial-creator>
    <meta:creation-date>2013-01-27T17:21:23</meta:creation-date>
    <meta:generator>LibreOffice/3.5$Linux_X86_64 LibreOffice_project/350m1$Build-2</meta:generator>
    <dc:date>2013-01-27T18:03:18</dc:date>
    <dc:creator>Dariusz Olszowy</dc:creator>
    <meta:editing-duration>PT16M22S</meta:editing-duration>
    <meta:editing-cycles>6</meta:editing-cycles>
    <meta:document-statistic meta:table-count="0" meta:image-count="0" meta:object-count="0" meta:page-count="2" meta:paragraph-count="54" meta:word-count="676" meta:character-count="4797" meta:non-whitespace-character-count="4175"/>
  </office:meta>
</office:document-meta>
</file>